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3mm"/>
    </style:style>
    <style:style style:name="co3" style:family="table-column">
      <style:table-column-properties fo:break-before="auto" style:column-width="27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5.09mm" svg:height="119.3mm" svg:x="0mm" svg:y="54.67mm">
            <loext:p draw:notify-on-update-of-ranges="Sheet1.B5:Sheet1.B50 Sheet1.G3:Sheet1.G3 Sheet1.G5:Sheet1.G50 Sheet1.E3:Sheet1.E3 Sheet1.E5:Sheet1.E50 Sheet1.F3:Sheet1.F3 Sheet1.F5:Sheet1.F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(to full Ag sphere)</text:p>
          </table:table-cell>
          <table:table-cell table:style-name="Default" office:value-type="string" calcext:value-type="string">
            <text:p>(to available donut)</text:p>
          </table:table-cell>
          <table:table-cell table:style-name="Default" office:value-type="string" calcext:value-type="string">
            <text:p>(an 1 degree range)</text:p>
          </table:table-cell>
        </table:table-row>
        <table:table-row table:style-name="ro1">
          <table:table-cell/>
          <table:table-cell office:value-type="string" calcext:value-type="string">
            <text:p>oa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theory</text:p>
          </table:table-cell>
          <table:table-cell table:style-name="Default" office:value-type="string" calcext:value-type="string">
            <text:p>absolute completeness</text:p>
          </table:table-cell>
          <table:table-cell table:style-name="Default" office:value-type="string" calcext:value-type="string">
            <text:p>relative completeness</text:p>
          </table:table-cell>
          <table:table-cell table:style-name="Default" office:value-type="string" calcext:value-type="string">
            <text:p>shell completeness</text:p>
          </table:table-cell>
        </table:table-row>
        <table:table-row table:style-name="ro1">
          <table:table-cell/>
          <table:table-cell table:style-name="ce1" office:value-type="string" calcext:value-type="string">
            <text:p>Ag sphere</text:p>
          </table:table-cell>
          <table:table-cell office:value-type="float" office:value="5601" calcext:value-type="float">
            <text:p>5601</text:p>
          </table:table-cell>
          <table:table-cell office:value-type="float" office:value="335410" calcext:value-type="float">
            <text:p>335410</text:p>
          </table:table-cell>
          <table:table-cell table:formula="of:=[.C4]/[.$D$4]" office:value-type="percentage" office:value="0.0166989654452759" calcext:value-type="percentage">
            <text:p>1.67%</text:p>
          </table:table-cell>
          <table:table-cell table:formula="of:=[.C4]/[.D4]" office:value-type="percentage" office:value="0.0166989654452759" calcext:value-type="percentage">
            <text:p>1.67%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601" calcext:value-type="float">
            <text:p>5601</text:p>
          </table:table-cell>
          <table:table-cell office:value-type="float" office:value="25400" calcext:value-type="float">
            <text:p>25400</text:p>
          </table:table-cell>
          <table:table-cell table:formula="of:=[.C5]/[.$D$4]" office:value-type="percentage" office:value="0.0166989654452759" calcext:value-type="percentage">
            <text:p>1.67%</text:p>
          </table:table-cell>
          <table:table-cell table:formula="of:=[.C5]/[.D5]" office:value-type="percentage" office:value="0.220511811023622" calcext:value-type="percentage">
            <text:p>22.05%</text:p>
          </table:table-cell>
          <table:table-cell table:formula="of:=IF([.C4]-[.C5]=0;0;([.C4]-[.C5])/([.D4]-[.D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601" calcext:value-type="float">
            <text:p>5601</text:p>
          </table:table-cell>
          <table:table-cell office:value-type="float" office:value="23488" calcext:value-type="float">
            <text:p>23488</text:p>
          </table:table-cell>
          <table:table-cell table:formula="of:=[.C6]/[.$D$4]" office:value-type="percentage" office:value="0.0166989654452759" calcext:value-type="percentage">
            <text:p>1.67%</text:p>
          </table:table-cell>
          <table:table-cell table:formula="of:=[.C6]/[.D6]" office:value-type="percentage" office:value="0.23846219346049" calcext:value-type="percentage">
            <text:p>23.85%</text:p>
          </table:table-cell>
          <table:table-cell table:formula="of:=IF([.C5]-[.C6]=0;0;([.C5]-[.C6])/([.D5]-[.D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601" calcext:value-type="float">
            <text:p>5601</text:p>
          </table:table-cell>
          <table:table-cell office:value-type="float" office:value="21600" calcext:value-type="float">
            <text:p>21600</text:p>
          </table:table-cell>
          <table:table-cell table:formula="of:=[.C7]/[.$D$4]" office:value-type="percentage" office:value="0.0166989654452759" calcext:value-type="percentage">
            <text:p>1.67%</text:p>
          </table:table-cell>
          <table:table-cell table:formula="of:=[.C7]/[.D7]" office:value-type="percentage" office:value="0.259305555555556" calcext:value-type="percentage">
            <text:p>25.93%</text:p>
          </table:table-cell>
          <table:table-cell table:formula="of:=IF([.C6]-[.C7]=0;0;([.C6]-[.C7])/([.D6]-[.D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601" calcext:value-type="float">
            <text:p>5601</text:p>
          </table:table-cell>
          <table:table-cell office:value-type="float" office:value="19838" calcext:value-type="float">
            <text:p>19838</text:p>
          </table:table-cell>
          <table:table-cell table:formula="of:=[.C8]/[.$D$4]" office:value-type="percentage" office:value="0.0166989654452759" calcext:value-type="percentage">
            <text:p>1.67%</text:p>
          </table:table-cell>
          <table:table-cell table:formula="of:=[.C8]/[.D8]" office:value-type="percentage" office:value="0.28233692912592" calcext:value-type="percentage">
            <text:p>28.23%</text:p>
          </table:table-cell>
          <table:table-cell table:formula="of:=IF([.C7]-[.C8]=0;0;([.C7]-[.C8])/([.D7]-[.D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601" calcext:value-type="float">
            <text:p>5601</text:p>
          </table:table-cell>
          <table:table-cell office:value-type="float" office:value="18200" calcext:value-type="float">
            <text:p>18200</text:p>
          </table:table-cell>
          <table:table-cell table:formula="of:=[.C9]/[.$D$4]" office:value-type="percentage" office:value="0.0166989654452759" calcext:value-type="percentage">
            <text:p>1.67%</text:p>
          </table:table-cell>
          <table:table-cell table:formula="of:=[.C9]/[.D9]" office:value-type="percentage" office:value="0.307747252747253" calcext:value-type="percentage">
            <text:p>30.77%</text:p>
          </table:table-cell>
          <table:table-cell table:formula="of:=IF([.C8]-[.C9]=0;0;([.C8]-[.C9])/([.D8]-[.D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594" calcext:value-type="float">
            <text:p>5594</text:p>
          </table:table-cell>
          <table:table-cell office:value-type="float" office:value="16682" calcext:value-type="float">
            <text:p>16682</text:p>
          </table:table-cell>
          <table:table-cell table:formula="of:=[.C10]/[.$D$4]" office:value-type="percentage" office:value="0.0166780954652515" calcext:value-type="percentage">
            <text:p>1.67%</text:p>
          </table:table-cell>
          <table:table-cell table:formula="of:=[.C10]/[.D10]" office:value-type="percentage" office:value="0.335331495024577" calcext:value-type="percentage">
            <text:p>33.53%</text:p>
          </table:table-cell>
          <table:table-cell table:formula="of:=IF([.C9]-[.C10]=0;0;([.C9]-[.C10])/([.D9]-[.D10]))" office:value-type="float" office:value="0.00461133069828722" calcext:value-type="float">
            <text:p>0.004611330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485" calcext:value-type="float">
            <text:p>5485</text:p>
          </table:table-cell>
          <table:table-cell office:value-type="float" office:value="15200" calcext:value-type="float">
            <text:p>15200</text:p>
          </table:table-cell>
          <table:table-cell table:formula="of:=[.C11]/[.$D$4]" office:value-type="percentage" office:value="0.0163531200620137" calcext:value-type="percentage">
            <text:p>1.64%</text:p>
          </table:table-cell>
          <table:table-cell table:formula="of:=[.C11]/[.D11]" office:value-type="percentage" office:value="0.360855263157895" calcext:value-type="percentage">
            <text:p>36.09%</text:p>
          </table:table-cell>
          <table:table-cell table:formula="of:=IF([.C10]-[.C11]=0;0;([.C10]-[.C11])/([.D10]-[.D11]))" office:value-type="float" office:value="0.0735492577597841" calcext:value-type="float">
            <text:p>0.073549257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286" calcext:value-type="float">
            <text:p>5286</text:p>
          </table:table-cell>
          <table:table-cell office:value-type="float" office:value="13750" calcext:value-type="float">
            <text:p>13750</text:p>
          </table:table-cell>
          <table:table-cell table:formula="of:=[.C12]/[.$D$4]" office:value-type="percentage" office:value="0.0157598163441758" calcext:value-type="percentage">
            <text:p>1.58%</text:p>
          </table:table-cell>
          <table:table-cell table:formula="of:=[.C12]/[.D12]" office:value-type="percentage" office:value="0.384436363636364" calcext:value-type="percentage">
            <text:p>38.44%</text:p>
          </table:table-cell>
          <table:table-cell table:formula="of:=IF([.C11]-[.C12]=0;0;([.C11]-[.C12])/([.D11]-[.D12]))" office:value-type="float" office:value="0.137241379310345" calcext:value-type="float">
            <text:p>0.137241379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083" calcext:value-type="float">
            <text:p>5083</text:p>
          </table:table-cell>
          <table:table-cell office:value-type="float" office:value="12508" calcext:value-type="float">
            <text:p>12508</text:p>
          </table:table-cell>
          <table:table-cell table:formula="of:=[.C13]/[.$D$4]" office:value-type="percentage" office:value="0.0151545869234668" calcext:value-type="percentage">
            <text:p>1.52%</text:p>
          </table:table-cell>
          <table:table-cell table:formula="of:=[.C13]/[.D13]" office:value-type="percentage" office:value="0.406379916853214" calcext:value-type="percentage">
            <text:p>40.64%</text:p>
          </table:table-cell>
          <table:table-cell table:formula="of:=IF([.C12]-[.C13]=0;0;([.C12]-[.C13])/([.D12]-[.D13]))" office:value-type="float" office:value="0.163446054750403" calcext:value-type="float">
            <text:p>0.163446054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875" calcext:value-type="float">
            <text:p>4875</text:p>
          </table:table-cell>
          <table:table-cell office:value-type="float" office:value="11314" calcext:value-type="float">
            <text:p>11314</text:p>
          </table:table-cell>
          <table:table-cell table:formula="of:=[.C14]/[.$D$4]" office:value-type="percentage" office:value="0.0145344503741689" calcext:value-type="percentage">
            <text:p>1.45%</text:p>
          </table:table-cell>
          <table:table-cell table:formula="of:=[.C14]/[.D14]" office:value-type="percentage" office:value="0.430882092982146" calcext:value-type="percentage">
            <text:p>43.09%</text:p>
          </table:table-cell>
          <table:table-cell table:formula="of:=IF([.C13]-[.C14]=0;0;([.C13]-[.C14])/([.D13]-[.D14]))" office:value-type="float" office:value="0.174204355108878" calcext:value-type="float">
            <text:p>0.174204355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651" calcext:value-type="float">
            <text:p>4651</text:p>
          </table:table-cell>
          <table:table-cell office:value-type="float" office:value="10166" calcext:value-type="float">
            <text:p>10166</text:p>
          </table:table-cell>
          <table:table-cell table:formula="of:=[.C15]/[.$D$4]" office:value-type="percentage" office:value="0.0138666110133866" calcext:value-type="percentage">
            <text:p>1.39%</text:p>
          </table:table-cell>
          <table:table-cell table:formula="of:=[.C15]/[.D15]" office:value-type="percentage" office:value="0.457505410190832" calcext:value-type="percentage">
            <text:p>45.75%</text:p>
          </table:table-cell>
          <table:table-cell table:formula="of:=IF([.C14]-[.C15]=0;0;([.C14]-[.C15])/([.D14]-[.D15]))" office:value-type="float" office:value="0.195121951219512" calcext:value-type="float">
            <text:p>0.195121951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427" calcext:value-type="float">
            <text:p>4427</text:p>
          </table:table-cell>
          <table:table-cell office:value-type="float" office:value="9100" calcext:value-type="float">
            <text:p>9100</text:p>
          </table:table-cell>
          <table:table-cell table:formula="of:=[.C16]/[.$D$4]" office:value-type="percentage" office:value="0.0131987716526043" calcext:value-type="percentage">
            <text:p>1.32%</text:p>
          </table:table-cell>
          <table:table-cell table:formula="of:=[.C16]/[.D16]" office:value-type="percentage" office:value="0.486483516483516" calcext:value-type="percentage">
            <text:p>48.65%</text:p>
          </table:table-cell>
          <table:table-cell table:formula="of:=IF([.C15]-[.C16]=0;0;([.C15]-[.C16])/([.D15]-[.D16]))" office:value-type="float" office:value="0.210131332082552" calcext:value-type="float">
            <text:p>0.210131332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188" calcext:value-type="float">
            <text:p>4188</text:p>
          </table:table-cell>
          <table:table-cell office:value-type="float" office:value="8172" calcext:value-type="float">
            <text:p>8172</text:p>
          </table:table-cell>
          <table:table-cell table:formula="of:=[.C17]/[.$D$4]" office:value-type="percentage" office:value="0.0124862109060553" calcext:value-type="percentage">
            <text:p>1.25%</text:p>
          </table:table-cell>
          <table:table-cell table:formula="of:=[.C17]/[.D17]" office:value-type="percentage" office:value="0.512481644640235" calcext:value-type="percentage">
            <text:p>51.25%</text:p>
          </table:table-cell>
          <table:table-cell table:formula="of:=IF([.C16]-[.C17]=0;0;([.C16]-[.C17])/([.D16]-[.D17]))" office:value-type="float" office:value="0.257543103448276" calcext:value-type="float">
            <text:p>0.257543103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962" calcext:value-type="float">
            <text:p>3962</text:p>
          </table:table-cell>
          <table:table-cell office:value-type="float" office:value="7270" calcext:value-type="float">
            <text:p>7270</text:p>
          </table:table-cell>
          <table:table-cell table:formula="of:=[.C18]/[.$D$4]" office:value-type="percentage" office:value="0.0118124086938374" calcext:value-type="percentage">
            <text:p>1.18%</text:p>
          </table:table-cell>
          <table:table-cell table:formula="of:=[.C18]/[.D18]" office:value-type="percentage" office:value="0.544979367262724" calcext:value-type="percentage">
            <text:p>54.50%</text:p>
          </table:table-cell>
          <table:table-cell table:formula="of:=IF([.C17]-[.C18]=0;0;([.C17]-[.C18])/([.D17]-[.D18]))" office:value-type="float" office:value="0.250554323725055" calcext:value-type="float">
            <text:p>0.250554323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735" calcext:value-type="float">
            <text:p>3735</text:p>
          </table:table-cell>
          <table:table-cell office:value-type="float" office:value="6440" calcext:value-type="float">
            <text:p>6440</text:p>
          </table:table-cell>
          <table:table-cell table:formula="of:=[.C19]/[.$D$4]" office:value-type="percentage" office:value="0.0111356250559017" calcext:value-type="percentage">
            <text:p>1.11%</text:p>
          </table:table-cell>
          <table:table-cell table:formula="of:=[.C19]/[.D19]" office:value-type="percentage" office:value="0.579968944099379" calcext:value-type="percentage">
            <text:p>58.00%</text:p>
          </table:table-cell>
          <table:table-cell table:formula="of:=IF([.C18]-[.C19]=0;0;([.C18]-[.C19])/([.D18]-[.D19]))" office:value-type="float" office:value="0.273493975903614" calcext:value-type="float">
            <text:p>0.273493975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494" calcext:value-type="float">
            <text:p>3494</text:p>
          </table:table-cell>
          <table:table-cell office:value-type="float" office:value="5656" calcext:value-type="float">
            <text:p>5656</text:p>
          </table:table-cell>
          <table:table-cell table:formula="of:=[.C20]/[.$D$4]" office:value-type="percentage" office:value="0.0104171014579172" calcext:value-type="percentage">
            <text:p>1.04%</text:p>
          </table:table-cell>
          <table:table-cell table:formula="of:=[.C20]/[.D20]" office:value-type="percentage" office:value="0.617751060820368" calcext:value-type="percentage">
            <text:p>61.78%</text:p>
          </table:table-cell>
          <table:table-cell table:formula="of:=IF([.C19]-[.C20]=0;0;([.C19]-[.C20])/([.D19]-[.D20]))" office:value-type="float" office:value="0.307397959183673" calcext:value-type="float">
            <text:p>0.307397959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270" calcext:value-type="float">
            <text:p>3270</text:p>
          </table:table-cell>
          <table:table-cell office:value-type="float" office:value="4990" calcext:value-type="float">
            <text:p>4990</text:p>
          </table:table-cell>
          <table:table-cell table:formula="of:=[.C21]/[.$D$4]" office:value-type="percentage" office:value="0.00974926209713485" calcext:value-type="percentage">
            <text:p>0.97%</text:p>
          </table:table-cell>
          <table:table-cell table:formula="of:=[.C21]/[.D21]" office:value-type="percentage" office:value="0.655310621242485" calcext:value-type="percentage">
            <text:p>65.53%</text:p>
          </table:table-cell>
          <table:table-cell table:formula="of:=IF([.C20]-[.C21]=0;0;([.C20]-[.C21])/([.D20]-[.D21]))" office:value-type="float" office:value="0.336336336336336" calcext:value-type="float">
            <text:p>0.336336336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051" calcext:value-type="float">
            <text:p>3051</text:p>
          </table:table-cell>
          <table:table-cell office:value-type="float" office:value="4386" calcext:value-type="float">
            <text:p>4386</text:p>
          </table:table-cell>
          <table:table-cell table:formula="of:=[.C22]/[.$D$4]" office:value-type="percentage" office:value="0.00909632986494142" calcext:value-type="percentage">
            <text:p>0.91%</text:p>
          </table:table-cell>
          <table:table-cell table:formula="of:=[.C22]/[.D22]" office:value-type="percentage" office:value="0.69562243502052" calcext:value-type="percentage">
            <text:p>69.56%</text:p>
          </table:table-cell>
          <table:table-cell table:formula="of:=IF([.C21]-[.C22]=0;0;([.C21]-[.C22])/([.D21]-[.D22]))" office:value-type="float" office:value="0.362582781456954" calcext:value-type="float">
            <text:p>0.36258278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14" calcext:value-type="float">
            <text:p>2814</text:p>
          </table:table-cell>
          <table:table-cell office:value-type="float" office:value="3808" calcext:value-type="float">
            <text:p>3808</text:p>
          </table:table-cell>
          <table:table-cell table:formula="of:=[.C23]/[.$D$4]" office:value-type="percentage" office:value="0.00838973196982797" calcext:value-type="percentage">
            <text:p>0.84%</text:p>
          </table:table-cell>
          <table:table-cell table:formula="of:=[.C23]/[.D23]" office:value-type="percentage" office:value="0.738970588235294" calcext:value-type="percentage">
            <text:p>73.90%</text:p>
          </table:table-cell>
          <table:table-cell table:formula="of:=IF([.C22]-[.C23]=0;0;([.C22]-[.C23])/([.D22]-[.D23]))" office:value-type="float" office:value="0.410034602076125" calcext:value-type="float">
            <text:p>0.410034602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85" calcext:value-type="float">
            <text:p>2585</text:p>
          </table:table-cell>
          <table:table-cell office:value-type="float" office:value="3300" calcext:value-type="float">
            <text:p>3300</text:p>
          </table:table-cell>
          <table:table-cell table:formula="of:=[.C24]/[.$D$4]" office:value-type="percentage" office:value="0.00770698548045676" calcext:value-type="percentage">
            <text:p>0.77%</text:p>
          </table:table-cell>
          <table:table-cell table:formula="of:=[.C24]/[.D24]" office:value-type="percentage" office:value="0.783333333333333" calcext:value-type="percentage">
            <text:p>78.33%</text:p>
          </table:table-cell>
          <table:table-cell table:formula="of:=IF([.C23]-[.C24]=0;0;([.C23]-[.C24])/([.D23]-[.D24]))" office:value-type="float" office:value="0.450787401574803" calcext:value-type="float">
            <text:p>0.450787401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47" calcext:value-type="float">
            <text:p>2347</text:p>
          </table:table-cell>
          <table:table-cell office:value-type="float" office:value="2840" calcext:value-type="float">
            <text:p>2840</text:p>
          </table:table-cell>
          <table:table-cell table:formula="of:=[.C25]/[.$D$4]" office:value-type="percentage" office:value="0.00699740615962553" calcext:value-type="percentage">
            <text:p>0.70%</text:p>
          </table:table-cell>
          <table:table-cell table:formula="of:=[.C25]/[.D25]" office:value-type="percentage" office:value="0.826408450704225" calcext:value-type="percentage">
            <text:p>82.64%</text:p>
          </table:table-cell>
          <table:table-cell table:formula="of:=IF([.C24]-[.C25]=0;0;([.C24]-[.C25])/([.D24]-[.D25]))" office:value-type="float" office:value="0.517391304347826" calcext:value-type="float">
            <text:p>0.517391304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13" calcext:value-type="float">
            <text:p>2113</text:p>
          </table:table-cell>
          <table:table-cell office:value-type="float" office:value="2432" calcext:value-type="float">
            <text:p>2432</text:p>
          </table:table-cell>
          <table:table-cell table:formula="of:=[.C26]/[.$D$4]" office:value-type="percentage" office:value="0.00629975254166542" calcext:value-type="percentage">
            <text:p>0.63%</text:p>
          </table:table-cell>
          <table:table-cell table:formula="of:=[.C26]/[.D26]" office:value-type="percentage" office:value="0.868832236842105" calcext:value-type="percentage">
            <text:p>86.88%</text:p>
          </table:table-cell>
          <table:table-cell table:formula="of:=IF([.C25]-[.C26]=0;0;([.C25]-[.C26])/([.D25]-[.D26]))" office:value-type="float" office:value="0.573529411764706" calcext:value-type="float">
            <text:p>0.57352941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55" calcext:value-type="float">
            <text:p>1855</text:p>
          </table:table-cell>
          <table:table-cell office:value-type="float" office:value="2036" calcext:value-type="float">
            <text:p>2036</text:p>
          </table:table-cell>
          <table:table-cell table:formula="of:=[.C27]/[.$D$4]" office:value-type="percentage" office:value="0.00553054470647864" calcext:value-type="percentage">
            <text:p>0.55%</text:p>
          </table:table-cell>
          <table:table-cell table:formula="of:=[.C27]/[.D27]" office:value-type="percentage" office:value="0.911100196463654" calcext:value-type="percentage">
            <text:p>91.11%</text:p>
          </table:table-cell>
          <table:table-cell table:formula="of:=IF([.C26]-[.C27]=0;0;([.C26]-[.C27])/([.D26]-[.D27]))" office:value-type="float" office:value="0.651515151515152" calcext:value-type="float">
            <text:p>0.651515151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33" calcext:value-type="float">
            <text:p>1633</text:p>
          </table:table-cell>
          <table:table-cell office:value-type="float" office:value="1724" calcext:value-type="float">
            <text:p>1724</text:p>
          </table:table-cell>
          <table:table-cell table:formula="of:=[.C28]/[.$D$4]" office:value-type="percentage" office:value="0.00486866819713187" calcext:value-type="percentage">
            <text:p>0.49%</text:p>
          </table:table-cell>
          <table:table-cell table:formula="of:=[.C28]/[.D28]" office:value-type="percentage" office:value="0.947215777262181" calcext:value-type="percentage">
            <text:p>94.72%</text:p>
          </table:table-cell>
          <table:table-cell table:formula="of:=IF([.C27]-[.C28]=0;0;([.C27]-[.C28])/([.D27]-[.D28]))" office:value-type="float" office:value="0.711538461538462" calcext:value-type="float">
            <text:p>0.711538461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95" calcext:value-type="float">
            <text:p>1395</text:p>
          </table:table-cell>
          <table:table-cell office:value-type="float" office:value="1436" calcext:value-type="float">
            <text:p>1436</text:p>
          </table:table-cell>
          <table:table-cell table:formula="of:=[.C29]/[.$D$4]" office:value-type="percentage" office:value="0.00415908887630065" calcext:value-type="percentage">
            <text:p>0.42%</text:p>
          </table:table-cell>
          <table:table-cell table:formula="of:=[.C29]/[.D29]" office:value-type="percentage" office:value="0.971448467966574" calcext:value-type="percentage">
            <text:p>97.14%</text:p>
          </table:table-cell>
          <table:table-cell table:formula="of:=IF([.C28]-[.C29]=0;0;([.C28]-[.C29])/([.D28]-[.D29]))" office:value-type="float" office:value="0.826388888888889" calcext:value-type="float">
            <text:p>0.826388888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79" calcext:value-type="float">
            <text:p>1179</text:p>
          </table:table-cell>
          <table:table-cell office:value-type="float" office:value="1200" calcext:value-type="float">
            <text:p>1200</text:p>
          </table:table-cell>
          <table:table-cell table:formula="of:=[.C30]/[.$D$4]" office:value-type="percentage" office:value="0.00351510092126055" calcext:value-type="percentage">
            <text:p>0.35%</text:p>
          </table:table-cell>
          <table:table-cell table:formula="of:=[.C30]/[.D30]" office:value-type="percentage" office:value="0.9825" calcext:value-type="percentage">
            <text:p>98.25%</text:p>
          </table:table-cell>
          <table:table-cell table:formula="of:=IF([.C29]-[.C30]=0;0;([.C29]-[.C30])/([.D29]-[.D30]))" office:value-type="float" office:value="0.915254237288135" calcext:value-type="float">
            <text:p>0.915254237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55" calcext:value-type="float">
            <text:p>955</text:p>
          </table:table-cell>
          <table:table-cell office:value-type="float" office:value="970" calcext:value-type="float">
            <text:p>970</text:p>
          </table:table-cell>
          <table:table-cell table:formula="of:=[.C31]/[.$D$4]" office:value-type="percentage" office:value="0.00284726156047822" calcext:value-type="percentage">
            <text:p>0.28%</text:p>
          </table:table-cell>
          <table:table-cell table:formula="of:=[.C31]/[.D31]" office:value-type="percentage" office:value="0.984536082474227" calcext:value-type="percentage">
            <text:p>98.45%</text:p>
          </table:table-cell>
          <table:table-cell table:formula="of:=IF([.C30]-[.C31]=0;0;([.C30]-[.C31])/([.D30]-[.D31]))" office:value-type="float" office:value="0.973913043478261" calcext:value-type="float">
            <text:p>0.973913043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63" calcext:value-type="float">
            <text:p>763</text:p>
          </table:table-cell>
          <table:table-cell office:value-type="float" office:value="776" calcext:value-type="float">
            <text:p>776</text:p>
          </table:table-cell>
          <table:table-cell table:formula="of:=[.C32]/[.$D$4]" office:value-type="percentage" office:value="0.0022748278226648" calcext:value-type="percentage">
            <text:p>0.23%</text:p>
          </table:table-cell>
          <table:table-cell table:formula="of:=[.C32]/[.D32]" office:value-type="percentage" office:value="0.983247422680412" calcext:value-type="percentage">
            <text:p>98.32%</text:p>
          </table:table-cell>
          <table:table-cell table:formula="of:=IF([.C31]-[.C32]=0;0;([.C31]-[.C32])/([.D31]-[.D32]))" office:value-type="float" office:value="0.989690721649485" calcext:value-type="float">
            <text:p>0.98969072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office:value-type="float" office:value="622" calcext:value-type="float">
            <text:p>622</text:p>
          </table:table-cell>
          <table:table-cell table:formula="of:=[.C33]/[.$D$4]" office:value-type="percentage" office:value="0.00181866968784473" calcext:value-type="percentage">
            <text:p>0.18%</text:p>
          </table:table-cell>
          <table:table-cell table:formula="of:=[.C33]/[.D33]" office:value-type="percentage" office:value="0.980707395498392" calcext:value-type="percentage">
            <text:p>98.07%</text:p>
          </table:table-cell>
          <table:table-cell table:formula="of:=IF([.C32]-[.C33]=0;0;([.C32]-[.C33])/([.D32]-[.D33]))" office:value-type="float" office:value="0.993506493506493" calcext:value-type="float">
            <text:p>0.993506493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86" calcext:value-type="float">
            <text:p>486</text:p>
          </table:table-cell>
          <table:table-cell office:value-type="float" office:value="498" calcext:value-type="float">
            <text:p>498</text:p>
          </table:table-cell>
          <table:table-cell table:formula="of:=[.C34]/[.$D$4]" office:value-type="percentage" office:value="0.00144897289884023" calcext:value-type="percentage">
            <text:p>0.14%</text:p>
          </table:table-cell>
          <table:table-cell table:formula="of:=[.C34]/[.D34]" office:value-type="percentage" office:value="0.975903614457831" calcext:value-type="percentage">
            <text:p>97.59%</text:p>
          </table:table-cell>
          <table:table-cell table:formula="of:=IF([.C33]-[.C34]=0;0;([.C33]-[.C34])/([.D33]-[.D34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table:formula="of:=[.C35]/[.$D$4]" office:value-type="percentage" office:value="0.00110014608986017" calcext:value-type="percentage">
            <text:p>0.11%</text:p>
          </table:table-cell>
          <table:table-cell table:formula="of:=[.C35]/[.D35]" office:value-type="percentage" office:value="0.976190476190476" calcext:value-type="percentage">
            <text:p>97.62%</text:p>
          </table:table-cell>
          <table:table-cell table:formula="of:=IF([.C34]-[.C35]=0;0;([.C34]-[.C35])/([.D34]-[.D35]))" office:value-type="float" office:value="0.975" calcext:value-type="float">
            <text:p>0.97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table:formula="of:=[.C36]/[.$D$4]" office:value-type="percentage" office:value="0.000837780626695686" calcext:value-type="percentage">
            <text:p>0.08%</text:p>
          </table:table-cell>
          <table:table-cell table:formula="of:=[.C36]/[.D36]" office:value-type="percentage" office:value="0.975694444444444" calcext:value-type="percentage">
            <text:p>97.57%</text:p>
          </table:table-cell>
          <table:table-cell table:formula="of:=IF([.C35]-[.C36]=0;0;([.C35]-[.C36])/([.D35]-[.D36]))" office:value-type="float" office:value="0.977777777777778" calcext:value-type="float">
            <text:p>0.977777777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 table:formula="of:=[.C37]/[.$D$4]" office:value-type="percentage" office:value="0.000623117975015652" calcext:value-type="percentage">
            <text:p>0.06%</text:p>
          </table:table-cell>
          <table:table-cell table:formula="of:=[.C37]/[.D37]" office:value-type="percentage" office:value="0.967592592592593" calcext:value-type="percentage">
            <text:p>96.76%</text:p>
          </table:table-cell>
          <table:table-cell table:formula="of:=IF([.C36]-[.C37]=0;0;([.C36]-[.C37])/([.D36]-[.D37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formula="of:=[.C38]/[.$D$4]" office:value-type="percentage" office:value="0.000456158134820071" calcext:value-type="percentage">
            <text:p>0.05%</text:p>
          </table:table-cell>
          <table:table-cell table:formula="of:=[.C38]/[.D38]" office:value-type="percentage" office:value="0.95625" calcext:value-type="percentage">
            <text:p>95.63%</text:p>
          </table:table-cell>
          <table:table-cell table:formula="of:=IF([.C37]-[.C38]=0;0;([.C37]-[.C38])/([.D37]-[.D38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formula="of:=[.C39]/[.$D$4]" office:value-type="percentage" office:value="0.000324975403237828" calcext:value-type="percentage">
            <text:p>0.03%</text:p>
          </table:table-cell>
          <table:table-cell table:formula="of:=[.C39]/[.D39]" office:value-type="percentage" office:value="0.956140350877193" calcext:value-type="percentage">
            <text:p>95.61%</text:p>
          </table:table-cell>
          <table:table-cell table:formula="of:=IF([.C38]-[.C39]=0;0;([.C38]-[.C39])/([.D38]-[.D39]))" office:value-type="float" office:value="0.956521739130435" calcext:value-type="float">
            <text:p>0.956521739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formula="of:=[.C40]/[.$D$4]" office:value-type="percentage" office:value="0.000190811245937807" calcext:value-type="percentage">
            <text:p>0.02%</text:p>
          </table:table-cell>
          <table:table-cell table:formula="of:=[.C40]/[.D40]" office:value-type="percentage" office:value="0.941176470588235" calcext:value-type="percentage">
            <text:p>94.12%</text:p>
          </table:table-cell>
          <table:table-cell table:formula="of:=IF([.C39]-[.C40]=0;0;([.C39]-[.C40])/([.D39]-[.D40]))" office:value-type="float" office:value="0.978260869565217" calcext:value-type="float">
            <text:p>0.97826086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[.C41]/[.$D$4]" office:value-type="percentage" office:value="0.000155034137324469" calcext:value-type="percentage">
            <text:p>0.02%</text:p>
          </table:table-cell>
          <table:table-cell table:formula="of:=[.C41]/[.D41]" office:value-type="percentage" office:value="0.928571428571429" calcext:value-type="percentage">
            <text:p>92.86%</text:p>
          </table:table-cell>
          <table:table-cell table:formula="of:=IF([.C40]-[.C41]=0;0;([.C40]-[.C41])/([.D40]-[.D41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C42]/[.$D$4]" office:value-type="percentage" office:value="0.0000834799200977908" calcext:value-type="percentage">
            <text:p>0.01%</text:p>
          </table:table-cell>
          <table:table-cell table:formula="of:=[.C42]/[.D42]" office:value-type="percentage" office:value="0.933333333333333" calcext:value-type="percentage">
            <text:p>93.33%</text:p>
          </table:table-cell>
          <table:table-cell table:formula="of:=IF([.C41]-[.C42]=0;0;([.C41]-[.C42])/([.D41]-[.D42]))" office:value-type="float" office:value="0.923076923076923" calcext:value-type="float">
            <text:p>0.923076923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C43]/[.$D$4]" office:value-type="percentage" office:value="0.0000536656629200083" calcext:value-type="percentage">
            <text:p>0.01%</text:p>
          </table:table-cell>
          <table:table-cell table:formula="of:=[.C43]/[.D43]" office:value-type="percentage" office:value="0.9" calcext:value-type="percentage">
            <text:p>90.00%</text:p>
          </table:table-cell>
          <table:table-cell table:formula="of:=IF([.C42]-[.C43]=0;0;([.C42]-[.C43])/([.D42]-[.D43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44]/[.$D$4]" office:value-type="percentage" office:value="0.0000178885543066694" calcext:value-type="percentage">
            <text:p>0.00%</text:p>
          </table:table-cell>
          <table:table-cell table:formula="of:=[.C44]/[.D44]" office:value-type="percentage" office:value="0.75" calcext:value-type="percentage">
            <text:p>75.00%</text:p>
          </table:table-cell>
          <table:table-cell table:formula="of:=IF([.C43]-[.C44]=0;0;([.C43]-[.C44])/([.D43]-[.D44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5]/[.$D$4]" office:value-type="percentage" office:value="0.00000596285143555648" calcext:value-type="percentage">
            <text:p>0.00%</text:p>
          </table:table-cell>
          <table:table-cell table:formula="of:=[.C45]/[.D45]" office:value-type="percentage" office:value="0.5" calcext:value-type="percentage">
            <text:p>50.00%</text:p>
          </table:table-cell>
          <table:table-cell table:formula="of:=IF([.C44]-[.C45]=0;0;([.C44]-[.C45])/([.D44]-[.D45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6]/[.$D$4]" office:value-type="percentage" office:value="0" calcext:value-type="percentage">
            <text:p>0.00%</text:p>
          </table:table-cell>
          <table:table-cell table:formula="of:=[.C46]/[.D46]" office:value-type="percentage" office:value="0" calcext:value-type="percentage">
            <text:p>0.00%</text:p>
          </table:table-cell>
          <table:table-cell table:formula="of:=IF([.C45]-[.C46]=0;0;([.C45]-[.C46])/([.D45]-[.D46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7]/[.$D$4]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formula="of:=IF([.C46]-[.C47]=0;0;([.C46]-[.C47])/([.D46]-[.D4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8]/[.$D$4]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formula="of:=IF([.C47]-[.C48]=0;0;([.C47]-[.C48])/([.D47]-[.D4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9]/[.$D$4]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formula="of:=IF([.C48]-[.C49]=0;0;([.C48]-[.C49])/([.D48]-[.D49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formula="of:=[.C50]/[.$D$4]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formula="of:=IF([.C49]-[.C50]=0;0;([.C49]-[.C50])/([.D49]-[.D50]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0:18:24.169710048</meta:creation-date>
    <meta:generator>LibreOffice/5.1.6.2$Linux_X86_64 LibreOffice_project/10m0$Build-2</meta:generator>
    <dc:date>2018-02-20T20:49:32.292721155</dc:date>
    <meta:editing-duration>PT7M59S</meta:editing-duration>
    <meta:editing-cycles>5</meta:editing-cycles>
    <meta:document-statistic meta:table-count="1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51cm" svg:height="11.931cm" xlink:href=".." xlink:type="simple" chart:class="chart:bar" chart:column-mapping="2 0 1" chart:style-name="ch1">
        <chart:title svg:x="4.731cm" svg:y="0.373cm" chart:style-name="ch2">
          <text:p>Experiment completeness as function of opening angle</text:p>
        </chart:title>
        <chart:legend svg:x="3.383cm" svg:y="2.211cm" style:legend-expansion="custom" chartooo:width="5.312cm" chartooo:height="2.119cm" style:legend-expansion-aspect-ratio="2.50684285040113" chart:style-name="ch3"/>
        <chart:plot-area chart:style-name="ch4" table:cell-range-address="Sheet1.B5:Sheet1.B50 Sheet1.E3:Sheet1.G3 Sheet1.E5:Sheet1.G50" chart:data-source-has-labels="both" svg:x="1.425cm" svg:y="1.386cm" svg:width="17.7cm" svg:height="9.322cm">
          <chartooo:coordinate-region svg:x="3.071cm" svg:y="1.586cm" svg:width="14.806cm" svg:height="8.308cm"/>
          <chart:axis chart:dimension="x" chart:name="primary-x" chart:style-name="ch5" chartooo:axis-type="auto">
            <chartooo:date-scale/>
            <chart:title svg:x="9.222cm" svg:y="10.946cm" chart:style-name="ch6">
              <text:p>opening angle</text:p>
            </chart:title>
            <chart:categories table:cell-range-address="Sheet1.B5:Sheet1.B50"/>
            <chart:grid chart:style-name="ch7" chart:class="minor"/>
          </chart:axis>
          <chart:axis chart:dimension="y" chart:name="primary-y" chart:style-name="ch8">
            <chart:title svg:x="0.451cm" svg:y="8.383cm" chart:style-name="ch9">
              <text:p>shell and relative completeness</text:p>
            </chart:title>
            <chart:grid chart:style-name="ch10" chart:class="major"/>
          </chart:axis>
          <chart:axis chart:dimension="y" chart:name="secondary-y" chart:style-name="ch11">
            <chart:title svg:x="19.535cm" svg:y="7.773cm" chart:style-name="ch9">
              <text:p>absolute completeness</text:p>
            </chart:title>
          </chart:axis>
          <chart:series chart:attached-axis="primary-y" chart:style-name="ch12" chart:values-cell-range-address="Sheet1.G5:Sheet1.G50" chart:label-cell-address="Sheet1.G3:Sheet1.G3" chart:class="chart:bar">
            <chart:data-point chart:repeated="46"/>
          </chart:series>
          <chart:series chart:attached-axis="secondary-y" chart:style-name="ch13" chart:values-cell-range-address="Sheet1.E5:Sheet1.E50" chart:label-cell-address="Sheet1.E3:Sheet1.E3" chart:class="chart:line">
            <chart:data-point chart:repeated="46"/>
          </chart:series>
          <chart:series chart:attached-axis="primary-y" chart:style-name="ch14" chart:values-cell-range-address="Sheet1.F5:Sheet1.F50" chart:label-cell-address="Sheet1.F3:Sheet1.F3" chart:class="chart:line">
            <chart:data-point chart:repeated="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 completeness</text:p>
                <draw:g>
                  <svg:desc>Sheet1.G3:Sheet1.G3</svg:desc>
                </draw:g>
              </table:table-cell>
              <table:table-cell office:value-type="string">
                <text:p>absolute completeness</text:p>
                <draw:g>
                  <svg:desc>Sheet1.E3:Sheet1.E3</svg:desc>
                </draw:g>
              </table:table-cell>
              <table:table-cell office:value-type="string">
                <text:p>relative completeness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5">
                <text:p>45</text:p>
                <draw:g>
                  <svg:desc>Sheet1.B5:Sheet1.B50</svg:desc>
                </draw:g>
              </table:table-cell>
              <table:table-cell office:value-type="float" office:value="0">
                <text:p>0</text:p>
                <draw:g>
                  <svg:desc>Sheet1.G5:Sheet1.G50</svg:desc>
                </draw:g>
              </table:table-cell>
              <table:table-cell office:value-type="float" office:value="0.0166989654452759">
                <text:p>0.0166989654452759</text:p>
                <draw:g>
                  <svg:desc>Sheet1.E5:Sheet1.E50</svg:desc>
                </draw:g>
              </table:table-cell>
              <table:table-cell office:value-type="float" office:value="0.220511811023622">
                <text:p>0.220511811023622</text:p>
                <draw:g>
                  <svg:desc>Sheet1.F5:Sheet1.F50</svg:desc>
                </draw:g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166989654452759">
                <text:p>0.0166989654452759</text:p>
              </table:table-cell>
              <table:table-cell office:value-type="float" office:value="0.23846219346049">
                <text:p>0.2384621934604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166989654452759">
                <text:p>0.0166989654452759</text:p>
              </table:table-cell>
              <table:table-cell office:value-type="float" office:value="0.259305555555556">
                <text:p>0.25930555555555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166989654452759">
                <text:p>0.0166989654452759</text:p>
              </table:table-cell>
              <table:table-cell office:value-type="float" office:value="0.28233692912592">
                <text:p>0.282336929125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166989654452759">
                <text:p>0.0166989654452759</text:p>
              </table:table-cell>
              <table:table-cell office:value-type="float" office:value="0.307747252747253">
                <text:p>0.3077472527472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61133069828722">
                <text:p>0.00461133069828722</text:p>
              </table:table-cell>
              <table:table-cell office:value-type="float" office:value="0.0166780954652515">
                <text:p>0.0166780954652515</text:p>
              </table:table-cell>
              <table:table-cell office:value-type="float" office:value="0.335331495024577">
                <text:p>0.33533149502457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735492577597841">
                <text:p>0.0735492577597841</text:p>
              </table:table-cell>
              <table:table-cell office:value-type="float" office:value="0.0163531200620137">
                <text:p>0.0163531200620137</text:p>
              </table:table-cell>
              <table:table-cell office:value-type="float" office:value="0.360855263157895">
                <text:p>0.3608552631578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37241379310345">
                <text:p>0.137241379310345</text:p>
              </table:table-cell>
              <table:table-cell office:value-type="float" office:value="0.0157598163441758">
                <text:p>0.0157598163441758</text:p>
              </table:table-cell>
              <table:table-cell office:value-type="float" office:value="0.384436363636364">
                <text:p>0.38443636363636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63446054750403">
                <text:p>0.163446054750403</text:p>
              </table:table-cell>
              <table:table-cell office:value-type="float" office:value="0.0151545869234668">
                <text:p>0.0151545869234668</text:p>
              </table:table-cell>
              <table:table-cell office:value-type="float" office:value="0.406379916853214">
                <text:p>0.4063799168532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74204355108878">
                <text:p>0.174204355108878</text:p>
              </table:table-cell>
              <table:table-cell office:value-type="float" office:value="0.0145344503741689">
                <text:p>0.0145344503741689</text:p>
              </table:table-cell>
              <table:table-cell office:value-type="float" office:value="0.430882092982146">
                <text:p>0.4308820929821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0138666110133866">
                <text:p>0.0138666110133866</text:p>
              </table:table-cell>
              <table:table-cell office:value-type="float" office:value="0.457505410190832">
                <text:p>0.45750541019083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10131332082552">
                <text:p>0.210131332082552</text:p>
              </table:table-cell>
              <table:table-cell office:value-type="float" office:value="0.0131987716526043">
                <text:p>0.0131987716526043</text:p>
              </table:table-cell>
              <table:table-cell office:value-type="float" office:value="0.486483516483516">
                <text:p>0.4864835164835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57543103448276">
                <text:p>0.257543103448276</text:p>
              </table:table-cell>
              <table:table-cell office:value-type="float" office:value="0.0124862109060553">
                <text:p>0.0124862109060553</text:p>
              </table:table-cell>
              <table:table-cell office:value-type="float" office:value="0.512481644640235">
                <text:p>0.5124816446402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50554323725055">
                <text:p>0.250554323725055</text:p>
              </table:table-cell>
              <table:table-cell office:value-type="float" office:value="0.0118124086938374">
                <text:p>0.0118124086938374</text:p>
              </table:table-cell>
              <table:table-cell office:value-type="float" office:value="0.544979367262724">
                <text:p>0.5449793672627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73493975903614">
                <text:p>0.273493975903614</text:p>
              </table:table-cell>
              <table:table-cell office:value-type="float" office:value="0.0111356250559017">
                <text:p>0.0111356250559017</text:p>
              </table:table-cell>
              <table:table-cell office:value-type="float" office:value="0.579968944099379">
                <text:p>0.5799689440993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7397959183673">
                <text:p>0.307397959183673</text:p>
              </table:table-cell>
              <table:table-cell office:value-type="float" office:value="0.0104171014579172">
                <text:p>0.0104171014579172</text:p>
              </table:table-cell>
              <table:table-cell office:value-type="float" office:value="0.617751060820368">
                <text:p>0.61775106082036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36336336336336">
                <text:p>0.336336336336336</text:p>
              </table:table-cell>
              <table:table-cell office:value-type="float" office:value="0.00974926209713485">
                <text:p>0.00974926209713485</text:p>
              </table:table-cell>
              <table:table-cell office:value-type="float" office:value="0.655310621242485">
                <text:p>0.65531062124248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62582781456954">
                <text:p>0.362582781456954</text:p>
              </table:table-cell>
              <table:table-cell office:value-type="float" office:value="0.00909632986494142">
                <text:p>0.00909632986494142</text:p>
              </table:table-cell>
              <table:table-cell office:value-type="float" office:value="0.69562243502052">
                <text:p>0.695622435020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10034602076125">
                <text:p>0.410034602076125</text:p>
              </table:table-cell>
              <table:table-cell office:value-type="float" office:value="0.00838973196982797">
                <text:p>0.00838973196982797</text:p>
              </table:table-cell>
              <table:table-cell office:value-type="float" office:value="0.738970588235294">
                <text:p>0.7389705882352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50787401574803">
                <text:p>0.450787401574803</text:p>
              </table:table-cell>
              <table:table-cell office:value-type="float" office:value="0.00770698548045676">
                <text:p>0.00770698548045676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17391304347826">
                <text:p>0.517391304347826</text:p>
              </table:table-cell>
              <table:table-cell office:value-type="float" office:value="0.00699740615962553">
                <text:p>0.00699740615962553</text:p>
              </table:table-cell>
              <table:table-cell office:value-type="float" office:value="0.826408450704225">
                <text:p>0.8264084507042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73529411764706">
                <text:p>0.573529411764706</text:p>
              </table:table-cell>
              <table:table-cell office:value-type="float" office:value="0.00629975254166542">
                <text:p>0.00629975254166542</text:p>
              </table:table-cell>
              <table:table-cell office:value-type="float" office:value="0.868832236842105">
                <text:p>0.8688322368421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51515151515152">
                <text:p>0.651515151515152</text:p>
              </table:table-cell>
              <table:table-cell office:value-type="float" office:value="0.00553054470647864">
                <text:p>0.00553054470647864</text:p>
              </table:table-cell>
              <table:table-cell office:value-type="float" office:value="0.911100196463654">
                <text:p>0.9111001964636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11538461538462">
                <text:p>0.711538461538462</text:p>
              </table:table-cell>
              <table:table-cell office:value-type="float" office:value="0.00486866819713187">
                <text:p>0.00486866819713187</text:p>
              </table:table-cell>
              <table:table-cell office:value-type="float" office:value="0.947215777262181">
                <text:p>0.9472157772621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0.00415908887630065">
                <text:p>0.00415908887630065</text:p>
              </table:table-cell>
              <table:table-cell office:value-type="float" office:value="0.971448467966574">
                <text:p>0.9714484679665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15254237288135">
                <text:p>0.915254237288135</text:p>
              </table:table-cell>
              <table:table-cell office:value-type="float" office:value="0.00351510092126055">
                <text:p>0.00351510092126055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3913043478261">
                <text:p>0.973913043478261</text:p>
              </table:table-cell>
              <table:table-cell office:value-type="float" office:value="0.00284726156047822">
                <text:p>0.00284726156047822</text:p>
              </table:table-cell>
              <table:table-cell office:value-type="float" office:value="0.984536082474227">
                <text:p>0.9845360824742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89690721649485">
                <text:p>0.989690721649485</text:p>
              </table:table-cell>
              <table:table-cell office:value-type="float" office:value="0.0022748278226648">
                <text:p>0.0022748278226648</text:p>
              </table:table-cell>
              <table:table-cell office:value-type="float" office:value="0.983247422680412">
                <text:p>0.9832474226804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93506493506493">
                <text:p>0.993506493506493</text:p>
              </table:table-cell>
              <table:table-cell office:value-type="float" office:value="0.00181866968784473">
                <text:p>0.00181866968784473</text:p>
              </table:table-cell>
              <table:table-cell office:value-type="float" office:value="0.980707395498392">
                <text:p>0.9807073954983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0144897289884023">
                <text:p>0.00144897289884023</text:p>
              </table:table-cell>
              <table:table-cell office:value-type="float" office:value="0.975903614457831">
                <text:p>0.9759036144578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75">
                <text:p>0.975</text:p>
              </table:table-cell>
              <table:table-cell office:value-type="float" office:value="0.00110014608986017">
                <text:p>0.00110014608986017</text:p>
              </table:table-cell>
              <table:table-cell office:value-type="float" office:value="0.976190476190476">
                <text:p>0.9761904761904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000837780626695686">
                <text:p>0.000837780626695686</text:p>
              </table:table-cell>
              <table:table-cell office:value-type="float" office:value="0.975694444444444">
                <text:p>0.9756944444444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00623117975015652">
                <text:p>0.000623117975015652</text:p>
              </table:table-cell>
              <table:table-cell office:value-type="float" office:value="0.967592592592593">
                <text:p>0.9675925925925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00456158134820071">
                <text:p>0.000456158134820071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000324975403237828">
                <text:p>0.000324975403237828</text:p>
              </table:table-cell>
              <table:table-cell office:value-type="float" office:value="0.956140350877193">
                <text:p>0.9561403508771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78260869565217">
                <text:p>0.978260869565217</text:p>
              </table:table-cell>
              <table:table-cell office:value-type="float" office:value="0.000190811245937807">
                <text:p>0.000190811245937807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0155034137324469">
                <text:p>0.0001550341373244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0000834799200977908">
                <text:p>0.0000834799200977908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000536656629200083">
                <text:p>0.00005366566292000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000178885543066694">
                <text:p>0.000017888554306669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0000596285143555648">
                <text:p>0.000005962851435556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